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2.5307in"/>
    </style:style>
    <style:style style:name="co4" style:family="table-column">
      <style:table-column-properties fo:break-before="auto" style:column-width="2.2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36"/>
    <style:style style:name="ce3" style:family="table-cell" style:parent-style-name="Default" style:data-style-name="N135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_Bob (A)</text:p>
          </table:table-cell>
          <table:table-cell office:value-type="string" calcext:value-type="string">
            <text:p>Erro I_Bob (A)</text:p>
          </table:table-cell>
          <table:table-cell table:style-name="ce2" office:value-type="string" calcext:value-type="string">
            <text:p>I_Eq (A)</text:p>
          </table:table-cell>
          <table:table-cell office:value-type="string" calcext:value-type="string">
            <text:p>Erro I_Eq (A)</text:p>
          </table:table-cell>
          <table:table-cell office:value-type="string" calcext:value-type="string">
            <text:p>V (Volts)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45" calcext:value-type="float">
            <text:p>0.0000124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45" calcext:value-type="float">
            <text:p>0.0000124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45" calcext:value-type="float">
            <text:p>0.0000124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245" calcext:value-type="float">
            <text:p>0.0000124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17" calcext:value-type="float">
            <text:p>0.00001170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073" calcext:value-type="float">
            <text:p>0.00001073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962" calcext:value-type="float">
            <text:p>0.00000962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852" calcext:value-type="float">
            <text:p>0.00000852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755" calcext:value-type="float">
            <text:p>0.0000075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685" calcext:value-type="float">
            <text:p>0.00000685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623" calcext:value-type="float">
            <text:p>0.00000623</text:p>
          </table:table-cell>
          <table:table-cell table:style-name="ce4" office:value-type="float" office:value="0.0000001" calcext:value-type="float">
            <text:p>1.00E-07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09:30:47.543713793</meta:creation-date>
    <dc:date>2025-11-27T10:20:37.143988631</dc:date>
    <meta:editing-duration>PT39M5S</meta:editing-duration>
    <meta:editing-cycles>3</meta:editing-cycles>
    <meta:generator>LibreOffice/25.8.3.2$Linux_X86_64 LibreOffice_project/580$Build-2</meta:generator>
    <meta:document-statistic meta:table-count="1" meta:cell-count="60" meta:object-count="0"/>
  </office:meta>
</office:document-meta>
</file>